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3ba59" officeooo:paragraph-rsid="0003ba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"/>今天主要的收获就是学会了如何把本地文件提交到github上以及对JavaScript的基本语法有了大致的了解。</text:p>
      <text:p text:style-name="P1"><text:s text:c="6"/>还有一点收获就是知道了一个新的东西“石墨文档”。</text:p>
      <text:p text:style-name="P1"><text:s text:c="6"/>今天的心情总结起来就是不好不坏。不好指的是由于没有提前学习JavaScript导致题目做的很差。不仅是代码写不出来，连刚开始的图也画不好（其实两者不差什么）；不坏指的是虽然遇到了很多问题，写题目的进度也赶不上很多人，但是有同学老师帮忙解决问题，即使进度很慢也没有放弃，终归还是有点收获。</text:p>
      <text:p text:style-name="P1"><text:s text:c="6"/>总结来说，革命尚未成功，同志仍需努力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20:52:59.428555510</meta:creation-date>
    <dc:date>2017-07-11T21:07:01.757452526</dc:date>
    <meta:editing-duration>P0D</meta:editing-duration>
    <meta:editing-cycles>1</meta:editing-cycles>
    <meta:document-statistic meta:table-count="0" meta:image-count="0" meta:object-count="0" meta:page-count="1" meta:paragraph-count="4" meta:word-count="218" meta:character-count="265" meta:non-whitespace-character-count="241"/>
    <meta:generator>LibreOffice/4.2.8.2$Linux_X86_64 LibreOffice_project/420m0$Build-2</meta:generator>
  </office:meta>
</office:document-meta>
</file>